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741cm" draw:z-index="0"><draw:image xlink:href="../../odt/images/3037.png" xlink:type="simple" xlink:show="embed" xlink:actuate="onLoad"/></draw:frame></text:p>
          </table:table-cell>
          <table:table-cell table:style-name="Table1.B1" office:value-type="string">
            <text:h text:style-name="P2" text:outline-level="1">Одновибра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2">C-</text:span>код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829cm" svg:height="1.431cm" draw:z-index="1"><draw:image xlink:href="../../odt/images/3037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Формирует импульс величиной<draw:frame draw:style-name="fr3" draw:name="Объект10" text:anchor-type="as-char" svg:width="0.995cm" svg:height="0.621cm" draw:z-index="2"><draw:object xlink:href="./Object 10" xlink:type="simple" xlink:show="embed" xlink:actuate="onLoad"/><draw:image xlink:href="./ObjectReplacements/Object 10" xlink:type="simple" xlink:show="embed" xlink:actuate="onLoad"/><svg:desc>формула</svg:desc></draw:frame>заданной длительности<draw:frame draw:style-name="fr3" draw:name="Объект6" text:anchor-type="as-char" svg:width="0.545cm" svg:height="0.549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при изменении входной величины до заданного порога<draw:frame draw:style-name="fr3" draw:name="Объект5" text:anchor-type="as-char" svg:width="0.63cm" svg:height="0.62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2">.</text:span></text:p>
            <text:p text:style-name="P5"><text:span text:style-name="T4">Предположим, что в какой-то момент времени</text:span><text:span text:style-name="T4"><draw:frame draw:style-name="fr3" draw:name="Объект4" text:anchor-type="as-char" svg:width="0.533cm" svg:height="0.621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4">входная величина достигла порогового значения:</text:span><draw:frame draw:style-name="fr3" draw:name="Объект7" text:anchor-type="as-char" svg:width="6.112cm" svg:height="0.621cm" draw:z-index="6"><draw:object xlink:href="./Object 7" xlink:type="simple" xlink:show="embed" xlink:actuate="onLoad"/><draw:image xlink:href="./ObjectReplacements/Object 7" xlink:type="simple" xlink:show="embed" xlink:actuate="onLoad"/></draw:frame>Т<text:span text:style-name="T4">огда в последующее время:</text:span></text:p>
            <text:p text:style-name="P6"><draw:frame draw:style-name="fr3" draw:name="Объект1" text:anchor-type="as-char" svg:width="13.892cm" svg:height="1.393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5"><text:span text:style-name="T6">где </text:span><text:span text:style-name="T6"><draw:frame draw:style-name="fr3" draw:name="Объект2" text:anchor-type="as-char" svg:width="1.087cm" svg:height="0.564cm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 – выходной сигнал блока, <text:s/></text:span><text:span text:style-name="T6"><draw:frame draw:style-name="fr3" draw:name="Объект3" text:anchor-type="as-char" svg:width="3.395cm" svg:height="0.564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 входной сигнал в текущий момент времени и на предыдущем временном шаге интегрирования.</text:span></text:p>
            <text:p text:style-name="P5"><text:span text:style-name="T1">Свойства</text:span>:</text:p>
            <text:list xml:id="list533523343140000634" text:style-name="L1">
              <text:list-item>
                <text:p text:style-name="P7">Длительность импульса –<text:span text:style-name="T2"> </text:span><text:span text:style-name="T4">параметр</text:span><text:span text:style-name="T4"><draw:frame draw:style-name="fr3" draw:name="Объект8" text:anchor-type="as-char" svg:width="0.545cm" svg:height="0.549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.</text:p>
              </text:list-item>
              <text:list-item>
                <text:p text:style-name="P7">Порог срабатывания — параметр<draw:frame draw:style-name="fr3" draw:name="Объект9" text:anchor-type="as-char" svg:width="0.63cm" svg:height="0.62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7">Значение <text:span text:style-name="T2">True – </text:span>величина импульса<draw:frame draw:style-name="fr3" draw:name="Объект11" text:anchor-type="as-char" svg:width="0.995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  </text:list-item>
              <text:list-item>
                <text:p text:style-name="P7">Значение <text:span text:style-name="T2">False – </text:span>величина<draw:frame draw:style-name="fr3" draw:name="Объект12" text:anchor-type="as-char" svg:width="1.139cm" svg:height="0.621cm" draw:z-index="13"><draw:object xlink:href="./Object 12" xlink:type="simple" xlink:show="embed" xlink:actuate="onLoad"/><draw:image xlink:href="./ObjectReplacements/Object 12" xlink:type="simple" xlink:show="embed" xlink:actuate="onLoad"/></draw:frame>.</text:p>
              </text:list-item>
              <text:list-item>
                <text:p text:style-name="P7">Тип выхода – тип выхода блока: <text:span text:style-name="T7">обычный</text:span> или инверсный. Если выход <text:span text:style-name="T7">инверсный</text:span>, то при достижении порогового значения на выходе формируется величина<draw:frame draw:style-name="fr3" draw:name="Объект13" text:anchor-type="as-char" svg:width="1.139cm" svg:height="0.62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(<text:span text:style-name="T4">а не</text:span><text:span text:style-name="T4"><draw:frame draw:style-name="fr3" draw:name="Объект14" text:anchor-type="as-char" svg:width="0.995cm" svg:height="0.62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4">, как при типе </text:span><text:span text:style-name="T5">обычный</text:span><text:span text:style-name="T4">)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дновибратор</dc:title>
    <dc:date>2014-12-01T18:45:10.89</dc:date>
    <meta:generator>OpenOffice/4.1.1$Win32 OpenOffice.org_project/411m6$Build-9775</meta:generator>
    <meta:editing-duration>PT2H40M48S</meta:editing-duration>
    <meta:editing-cycles>120</meta:editing-cycles>
    <meta:document-statistic meta:table-count="1" meta:image-count="2" meta:object-count="14" meta:page-count="1" meta:paragraph-count="16" meta:word-count="111" meta:character-count="711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0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11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12/content.xml><?xml version="1.0" encoding="utf-8"?>
<math xmlns="http://www.w3.org/1998/Math/MathML">
  <semantics>
    <mrow>
      <msub>
        <mi>y</mi>
        <mi mathvariant="italic">false</mi>
      </msub>
    </mrow>
    <annotation encoding="StarMath 5.0">y_false</annotation>
  </semantics>
</math>
</file>

<file path=Object 13/content.xml><?xml version="1.0" encoding="utf-8"?>
<math xmlns="http://www.w3.org/1998/Math/MathML">
  <semantics>
    <mrow>
      <msub>
        <mi>y</mi>
        <mi mathvariant="italic">false</mi>
      </msub>
    </mrow>
    <annotation encoding="StarMath 5.0">y_false</annotation>
  </semantics>
</math>
</file>

<file path=Object 14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i mathvariant="italic">true</mi>
                    </msub>
                    <mi>,</mi>
                    <mi/>
                    <mi mathvariant="italic">при</mi>
                    <mi/>
                    <mrow>
                      <mrow>
                        <msub>
                          <mi>t</mi>
                          <mn>0</mn>
                        </msub>
                        <mo stretchy="false">≤</mo>
                        <mi>t</mi>
                      </mrow>
                      <mo stretchy="false">&lt;</mo>
                      <mrow>
                        <msub>
                          <mi>t</mi>
                          <mn>0</mn>
                        </msub>
                        <mo stretchy="false">+</mo>
                        <mi>T</mi>
                      </mrow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i mathvariant="italic">false</mi>
                    </msub>
                    <mi>,</mi>
                    <mi/>
                    <mi mathvariant="italic">при</mi>
                    <mrow>
                      <mi>t</mi>
                      <mo stretchy="false">≥</mo>
                      <mrow>
                        <msub>
                          <mi>t</mi>
                          <mn>0</mn>
                        </msub>
                        <mo stretchy="false">+</mo>
                        <mi>T</mi>
                      </mrow>
                    </mrow>
                    <mi/>
                    <mrow>
                      <mo stretchy="false">(</mo>
                      <mrow>
                        <mi mathvariant="italic">до</mi>
                        <mi mathvariant="italic">следующего</mi>
                        <mi mathvariant="italic">достижения</mi>
                        <mi mathvariant="italic">порога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true, ~ при ~ t_0 &lt;= t &lt; t_0 + T; #
alignl y_false, ~ при t &gt;= t_0+T ~ (до следующего достижения порога);  }
right none
</annotation>
  </semantics>
</math>
</file>

<file path=Object 4/content.xml><?xml version="1.0" encoding="utf-8"?>
<math xmlns="http://www.w3.org/1998/Math/MathML">
  <semantics>
    <mrow>
      <msub>
        <mi>t</mi>
        <mi>o</mi>
      </msub>
    </mrow>
    <annotation encoding="StarMath 5.0">t_o</annotation>
  </semantics>
</math>
</file>

<file path=Object 5/content.xml><?xml version="1.0" encoding="utf-8"?>
<math xmlns="http://www.w3.org/1998/Math/MathML">
  <semantics>
    <mrow>
      <msub>
        <mi>u</mi>
        <mi>o</mi>
      </msub>
    </mrow>
    <annotation encoding="StarMath 5.0">u_o</annotation>
  </semantics>
</math>
</file>

<file path=Object 6/content.xml><?xml version="1.0" encoding="utf-8"?>
<math xmlns="http://www.w3.org/1998/Math/MathML">
  <semantics>
    <mrow>
      <mi>T</mi>
    </mrow>
    <annotation encoding="StarMath 5.0">T</annotation>
  </semantics>
</math>
</file>

<file path=Object 7/content.xml><?xml version="1.0" encoding="utf-8"?>
<math xmlns="http://www.w3.org/1998/Math/MathML">
  <semantics>
    <mrow>
      <mi>u</mi>
      <mrow>
        <mrow>
          <mo stretchy="false">(</mo>
          <mrow>
            <msub>
              <mi>t</mi>
              <mn>0</mn>
            </msub>
          </mrow>
          <mo stretchy="false">)</mo>
        </mrow>
        <mo stretchy="false">≥</mo>
        <msub>
          <mi>u</mi>
          <mi>o</mi>
        </msub>
      </mrow>
      <mi>,</mi>
      <mi/>
      <mi>и</mi>
      <mi/>
      <mi>u</mi>
      <mrow>
        <mrow>
          <mo stretchy="false">(</mo>
          <mrow>
            <mrow>
              <msub>
                <mi>t</mi>
                <mn>0</mn>
              </msub>
              <mo stretchy="false">−</mo>
              <mo stretchy="false">Δ</mo>
            </mrow>
            <mi>t</mi>
          </mrow>
          <mo stretchy="false">)</mo>
        </mrow>
        <mo stretchy="false">&lt;</mo>
        <msub>
          <mi>u</mi>
          <mn>0</mn>
        </msub>
      </mrow>
      <mn>.</mn>
    </mrow>
    <annotation encoding="StarMath 5.0">u(t_0) &gt;= u_o, ~ и~  u(t_0- %DELTA t) &lt; u_0 .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sub>
        <mi>u</mi>
        <mi>o</mi>
      </msub>
    </mrow>
    <annotation encoding="StarMath 5.0">u_o</annotation>
  </semantics>
</math>
</file>